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onQueryNode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setPosition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onQueryNode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equals( Object obj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lationQueryNode.setRelativePath( Path rel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ationQueryNode.get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setDate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onQueryNode.setLongValue(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onQueryNode.setProperty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ationQueryNode.get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get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RelationQueryNode( QueryNode parent , in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onQueryNode.setString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onQueryNode.getPosi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addPathElement( Path .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lation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setDoubleValue(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lationQueryNode.setUnaryMinu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onQueryNode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